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rFileObject.do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rFileObject.doListChildre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arFileObject.do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FileObject.attachChild( FileName chi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FileObject.doGetContent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rFileObject.setTarEntry( final TarEntry ent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arFileObject.TarFileObject( FileName name , TarEntry entry , TarFileSystem fs , boolean tarExis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rFileObject.doGetLastModifiedTi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rFileObject.isWrit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